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officeooo:rsid="000797fc" officeooo:paragraph-rsid="010590e4"/>
    </style:style>
    <style:style style:name="P122" style:family="paragraph" style:parent-style-name="Standard">
      <style:text-properties fo:language="ru" fo:country="RU" officeooo:rsid="00152400" officeooo:paragraph-rsid="010590e4"/>
    </style:style>
    <style:style style:name="P123" style:family="paragraph" style:parent-style-name="Standard">
      <style:text-properties fo:language="ru" fo:country="RU" officeooo:rsid="001ad645" officeooo:paragraph-rsid="010590e4"/>
    </style:style>
    <style:style style:name="P124" style:family="paragraph" style:parent-style-name="Standard">
      <style:text-properties fo:language="ru" fo:country="RU" officeooo:rsid="00274f87" officeooo:paragraph-rsid="010590e4"/>
    </style:style>
    <style:style style:name="P125" style:family="paragraph" style:parent-style-name="Standard">
      <style:text-properties fo:language="ru" fo:country="RU" officeooo:rsid="002ecdbf" officeooo:paragraph-rsid="010590e4"/>
    </style:style>
    <style:style style:name="P126" style:family="paragraph" style:parent-style-name="Standard">
      <style:text-properties fo:language="ru" fo:country="RU" officeooo:rsid="00328af9" officeooo:paragraph-rsid="010590e4"/>
    </style:style>
    <style:style style:name="P127" style:family="paragraph" style:parent-style-name="Standard">
      <style:text-properties fo:language="ru" fo:country="RU" fo:font-style="italic" officeooo:rsid="0037d882" officeooo:paragraph-rsid="010590e4" style:font-style-asian="italic" style:font-style-complex="italic"/>
    </style:style>
    <style:style style:name="P128" style:family="paragraph" style:parent-style-name="Standard">
      <style:text-properties fo:language="ru" fo:country="RU" fo:font-style="italic" officeooo:rsid="0040a08d" officeooo:paragraph-rsid="010590e4" style:font-style-asian="italic" style:font-style-complex="italic"/>
    </style:style>
    <style:style style:name="P129" style:family="paragraph" style:parent-style-name="Standard">
      <style:text-properties fo:language="ru" fo:country="RU" fo:font-style="italic" officeooo:rsid="0041f17d" officeooo:paragraph-rsid="010590e4" style:font-style-asian="italic" style:font-style-complex="italic"/>
    </style:style>
    <style:style style:name="P130" style:family="paragraph" style:parent-style-name="Standard">
      <style:text-properties fo:language="ru" fo:country="RU" fo:font-style="italic" officeooo:rsid="00454c66" officeooo:paragraph-rsid="010590e4" style:font-style-asian="italic" style:font-style-complex="italic"/>
    </style:style>
    <style:style style:name="P131" style:family="paragraph" style:parent-style-name="Standard">
      <style:text-properties fo:language="ru" fo:country="RU" fo:font-style="italic" officeooo:rsid="004af18b" officeooo:paragraph-rsid="010590e4" style:font-style-asian="italic" style:font-style-complex="italic"/>
    </style:style>
    <style:style style:name="P132" style:family="paragraph" style:parent-style-name="Standard">
      <style:text-properties fo:language="ru" fo:country="RU" fo:font-style="italic" officeooo:rsid="0054a9b4" officeooo:paragraph-rsid="010590e4" style:font-style-asian="italic" style:font-style-complex="italic"/>
    </style:style>
    <style:style style:name="P133" style:family="paragraph" style:parent-style-name="Standard">
      <style:text-properties fo:language="ru" fo:country="RU" fo:font-style="italic" officeooo:rsid="0054bcc4" officeooo:paragraph-rsid="010590e4" style:font-style-asian="italic" style:font-style-complex="italic"/>
    </style:style>
    <style:style style:name="P134" style:family="paragraph" style:parent-style-name="Standard">
      <style:text-properties fo:language="ru" fo:country="RU" fo:font-style="italic" officeooo:rsid="005e41dc" officeooo:paragraph-rsid="010590e4" style:font-style-asian="italic" style:font-style-complex="italic"/>
    </style:style>
    <style:style style:name="P135" style:family="paragraph" style:parent-style-name="Standard">
      <style:text-properties fo:language="ru" fo:country="RU" fo:font-style="italic" officeooo:rsid="00627b0b" officeooo:paragraph-rsid="010590e4" style:font-style-asian="italic" style:font-style-complex="italic"/>
    </style:style>
    <style:style style:name="P136" style:family="paragraph" style:parent-style-name="Standard">
      <style:text-properties fo:language="ru" fo:country="RU" fo:font-style="italic" officeooo:rsid="00667a83" officeooo:paragraph-rsid="010590e4" style:font-style-asian="italic" style:font-style-complex="italic"/>
    </style:style>
    <style:style style:name="P137" style:family="paragraph" style:parent-style-name="Standard">
      <style:text-properties fo:language="ru" fo:country="RU" fo:font-style="italic" officeooo:rsid="0067aaf9" officeooo:paragraph-rsid="010590e4" style:font-style-asian="italic" style:font-style-complex="italic"/>
    </style:style>
    <style:style style:name="P138" style:family="paragraph" style:parent-style-name="Standard">
      <style:text-properties fo:language="ru" fo:country="RU" fo:font-style="italic" officeooo:rsid="0067cefb" officeooo:paragraph-rsid="010590e4" style:font-style-asian="italic" style:font-style-complex="italic"/>
    </style:style>
    <style:style style:name="P139" style:family="paragraph" style:parent-style-name="Standard">
      <style:text-properties fo:language="ru" fo:country="RU" fo:font-style="italic" officeooo:rsid="00691c46" officeooo:paragraph-rsid="010590e4" style:font-style-asian="italic" style:font-style-complex="italic"/>
    </style:style>
    <style:style style:name="P140" style:family="paragraph" style:parent-style-name="Standard">
      <style:text-properties fo:language="ru" fo:country="RU" fo:font-style="italic" officeooo:rsid="006a6d69" officeooo:paragraph-rsid="010590e4" style:font-style-asian="italic" style:font-style-complex="italic"/>
    </style:style>
    <style:style style:name="P141" style:family="paragraph" style:parent-style-name="Standard">
      <style:text-properties fo:language="ru" fo:country="RU" fo:font-style="italic" officeooo:rsid="006c3a18" officeooo:paragraph-rsid="010590e4" style:font-style-asian="italic" style:font-style-complex="italic"/>
    </style:style>
    <style:style style:name="P142" style:family="paragraph" style:parent-style-name="Standard">
      <style:text-properties fo:language="ru" fo:country="RU" fo:font-style="italic" officeooo:rsid="006dd16b" officeooo:paragraph-rsid="010590e4" style:font-style-asian="italic" style:font-style-complex="italic"/>
    </style:style>
    <style:style style:name="P143" style:family="paragraph" style:parent-style-name="Standard">
      <style:text-properties fo:language="ru" fo:country="RU" fo:font-style="italic" officeooo:rsid="006f5a1d" officeooo:paragraph-rsid="010590e4" style:font-style-asian="italic" style:font-style-complex="italic"/>
    </style:style>
    <style:style style:name="P144" style:family="paragraph" style:parent-style-name="Standard">
      <style:text-properties fo:language="ru" fo:country="RU" officeooo:rsid="000495c5" officeooo:paragraph-rsid="010590e4"/>
    </style:style>
    <style:style style:name="P145" style:family="paragraph" style:parent-style-name="Standard">
      <style:text-properties officeooo:paragraph-rsid="00fec96f"/>
    </style:style>
    <style:style style:name="P146" style:family="paragraph" style:parent-style-name="Standard">
      <style:text-properties officeooo:rsid="00ff66a4" officeooo:paragraph-rsid="0103e94f"/>
    </style:style>
    <style:style style:name="P147" style:family="paragraph" style:parent-style-name="Standard">
      <style:text-properties officeooo:rsid="010b0467" officeooo:paragraph-rsid="010b0467"/>
    </style:style>
    <style:style style:name="P148" style:family="paragraph" style:parent-style-name="Standard">
      <style:text-properties officeooo:rsid="010dc1e4" officeooo:paragraph-rsid="010dc1e4"/>
    </style:style>
    <style:style style:name="P149" style:family="paragraph" style:parent-style-name="Standard">
      <style:text-properties officeooo:rsid="010efa48" officeooo:paragraph-rsid="0116e5bc"/>
    </style:style>
    <style:style style:name="P150" style:family="paragraph" style:parent-style-name="Standard">
      <style:text-properties officeooo:rsid="0114d215" officeooo:paragraph-rsid="0114d215"/>
    </style:style>
    <style:style style:name="P151" style:family="paragraph" style:parent-style-name="Standard">
      <style:text-properties officeooo:rsid="0117a6f6" officeooo:paragraph-rsid="012a79d9"/>
    </style:style>
    <style:style style:name="P152" style:family="paragraph" style:parent-style-name="Standard">
      <style:text-properties officeooo:rsid="012c0dfb" officeooo:paragraph-rsid="012d3fcc"/>
    </style:style>
    <style:style style:name="P153" style:family="paragraph" style:parent-style-name="Standard">
      <style:text-properties officeooo:rsid="012c0dfb" officeooo:paragraph-rsid="012fc6d6"/>
    </style:style>
    <style:style style:name="P154" style:family="paragraph" style:parent-style-name="Standard">
      <style:text-properties officeooo:rsid="01307619" officeooo:paragraph-rsid="013a4b01"/>
    </style:style>
    <style:style style:name="P155" style:family="paragraph" style:parent-style-name="Standard">
      <style:text-properties officeooo:rsid="013c0693" officeooo:paragraph-rsid="013c0693"/>
    </style:style>
    <style:style style:name="P156"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157" style:family="paragraph" style:parent-style-name="Standard" style:master-page-name="">
      <style:paragraph-properties style:page-number="auto"/>
      <style:text-properties fo:language="ru" fo:country="RU" officeooo:rsid="01061190" officeooo:paragraph-rsid="01061190"/>
    </style:style>
    <style:style style:name="P158" style:family="paragraph" style:parent-style-name="Standard">
      <style:text-properties fo:language="ru" fo:country="RU" fo:font-style="normal" officeooo:rsid="01f8026f" officeooo:paragraph-rsid="01fbdb3d" style:font-style-asian="normal" style:font-style-complex="normal"/>
    </style:style>
    <style:style style:name="P159" style:family="paragraph" style:parent-style-name="Standard">
      <style:text-properties fo:language="ru" fo:country="RU" fo:font-style="normal" officeooo:rsid="01fe6674" officeooo:paragraph-rsid="01fe6674" style:font-style-asian="normal" style:font-style-complex="normal"/>
    </style:style>
    <style:style style:name="P160" style:family="paragraph" style:parent-style-name="Standard">
      <style:text-properties fo:language="ru" fo:country="RU" fo:font-style="normal" officeooo:rsid="02006a09" officeooo:paragraph-rsid="0201c564" style:font-style-asian="normal" style:font-style-complex="normal"/>
    </style:style>
    <style:style style:name="P161" style:family="paragraph" style:parent-style-name="Standard">
      <style:text-properties fo:language="ru" fo:country="RU" fo:font-style="normal" officeooo:rsid="0202705b" officeooo:paragraph-rsid="0202705b" style:font-style-asian="normal" style:font-style-complex="normal"/>
    </style:style>
    <style:style style:name="P162" style:family="paragraph" style:parent-style-name="Standard">
      <style:text-properties fo:language="ru" fo:country="RU" fo:font-style="normal" officeooo:rsid="020293e3" officeooo:paragraph-rsid="0204577f" style:font-style-asian="normal" style:font-style-complex="normal"/>
    </style:style>
    <style:style style:name="P163" style:family="paragraph" style:parent-style-name="Standard">
      <style:text-properties fo:language="ru" fo:country="RU" fo:font-style="normal" officeooo:rsid="0204ae7a" officeooo:paragraph-rsid="020afb0f" style:font-style-asian="normal" style:font-style-complex="normal"/>
    </style:style>
    <style:style style:name="P164" style:family="paragraph" style:parent-style-name="Standard">
      <style:text-properties fo:language="ru" fo:country="RU" fo:font-style="normal" officeooo:rsid="020b3b0f" officeooo:paragraph-rsid="020b3b0f" style:font-style-asian="normal" style:font-style-complex="normal"/>
    </style:style>
    <style:style style:name="P165" style:family="paragraph" style:parent-style-name="Standard">
      <style:text-properties fo:language="ru" fo:country="RU" fo:font-style="normal" officeooo:rsid="0210141e" officeooo:paragraph-rsid="02114a32" style:font-style-asian="normal" style:font-style-complex="normal"/>
    </style:style>
    <style:style style:name="P166" style:family="paragraph" style:parent-style-name="Standard">
      <style:text-properties fo:language="ru" fo:country="RU" fo:font-style="normal" officeooo:rsid="0210141e" officeooo:paragraph-rsid="0212b4d1" style:font-style-asian="normal" style:font-style-complex="normal"/>
    </style:style>
    <style:style style:name="P167" style:family="paragraph" style:parent-style-name="Standard">
      <style:text-properties fo:language="ru" fo:country="RU" fo:font-style="normal" officeooo:rsid="02134ca7" officeooo:paragraph-rsid="02134ca7" style:font-style-asian="normal" style:font-style-complex="normal"/>
    </style:style>
    <style:style style:name="P168" style:family="paragraph" style:parent-style-name="Standard">
      <style:text-properties fo:language="ru" fo:country="RU" fo:font-style="normal" officeooo:rsid="02153241" officeooo:paragraph-rsid="02153241" style:font-style-asian="normal" style:font-style-complex="normal"/>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officeooo:rsid="003058a2"/>
    </style:style>
    <style:style style:name="T39" style:family="text">
      <style:text-properties officeooo:rsid="003415f1"/>
    </style:style>
    <style:style style:name="T40" style:family="text">
      <style:text-properties officeooo:rsid="00363ab8"/>
    </style:style>
    <style:style style:name="T41" style:family="text">
      <style:text-properties officeooo:rsid="0038daec"/>
    </style:style>
    <style:style style:name="T42" style:family="text">
      <style:text-properties officeooo:rsid="003929d3"/>
    </style:style>
    <style:style style:name="T43" style:family="text">
      <style:text-properties officeooo:rsid="003b022f"/>
    </style:style>
    <style:style style:name="T44" style:family="text">
      <style:text-properties officeooo:rsid="003bd8eb"/>
    </style:style>
    <style:style style:name="T45" style:family="text">
      <style:text-properties officeooo:rsid="003d934b"/>
    </style:style>
    <style:style style:name="T46" style:family="text">
      <style:text-properties fo:font-style="normal" style:font-style-asian="normal" style:font-style-complex="normal"/>
    </style:style>
    <style:style style:name="T47" style:family="text">
      <style:text-properties fo:font-style="normal" officeooo:rsid="003d934b" style:font-style-asian="normal" style:font-style-complex="normal"/>
    </style:style>
    <style:style style:name="T48" style:family="text">
      <style:text-properties fo:font-style="normal" officeooo:rsid="003e4e43" style:font-style-asian="normal" style:font-style-complex="normal"/>
    </style:style>
    <style:style style:name="T49" style:family="text">
      <style:text-properties fo:font-style="normal" officeooo:rsid="003f3465" style:font-style-asian="normal" style:font-style-complex="normal"/>
    </style:style>
    <style:style style:name="T50" style:family="text">
      <style:text-properties fo:font-style="normal" officeooo:rsid="00406898" style:font-style-asian="normal" style:font-style-complex="normal"/>
    </style:style>
    <style:style style:name="T51" style:family="text">
      <style:text-properties fo:font-style="normal" officeooo:rsid="00419d67" style:font-style-asian="normal" style:font-style-complex="normal"/>
    </style:style>
    <style:style style:name="T52" style:family="text">
      <style:text-properties fo:font-style="normal" officeooo:rsid="0041f17d" style:font-style-asian="normal" style:font-style-complex="normal"/>
    </style:style>
    <style:style style:name="T53" style:family="text">
      <style:text-properties fo:font-style="normal" officeooo:rsid="0043d4c5" style:font-style-asian="normal" style:font-style-complex="normal"/>
    </style:style>
    <style:style style:name="T54" style:family="text">
      <style:text-properties fo:font-style="normal" officeooo:rsid="00454c66" style:font-style-asian="normal" style:font-style-complex="normal"/>
    </style:style>
    <style:style style:name="T55" style:family="text">
      <style:text-properties fo:font-style="normal" officeooo:rsid="0045673d" style:font-style-asian="normal" style:font-style-complex="normal"/>
    </style:style>
    <style:style style:name="T56" style:family="text">
      <style:text-properties fo:font-style="normal" officeooo:rsid="0045751f" style:font-style-asian="normal" style:font-style-complex="normal"/>
    </style:style>
    <style:style style:name="T57" style:family="text">
      <style:text-properties fo:font-style="normal" officeooo:rsid="0045a057" style:font-style-asian="normal" style:font-style-complex="normal"/>
    </style:style>
    <style:style style:name="T58" style:family="text">
      <style:text-properties fo:font-style="normal" officeooo:rsid="00476c5f" style:font-style-asian="normal" style:font-style-complex="normal"/>
    </style:style>
    <style:style style:name="T59" style:family="text">
      <style:text-properties fo:font-style="normal" officeooo:rsid="004bafc6" style:font-style-asian="normal" style:font-style-complex="normal"/>
    </style:style>
    <style:style style:name="T60" style:family="text">
      <style:text-properties fo:font-style="normal" officeooo:rsid="004c76d2" style:font-style-asian="normal" style:font-style-complex="normal"/>
    </style:style>
    <style:style style:name="T61" style:family="text">
      <style:text-properties fo:font-style="normal" officeooo:rsid="004df15c" style:font-style-asian="normal" style:font-style-complex="normal"/>
    </style:style>
    <style:style style:name="T62" style:family="text">
      <style:text-properties fo:font-style="normal" officeooo:rsid="004e7bda" style:font-style-asian="normal" style:font-style-complex="normal"/>
    </style:style>
    <style:style style:name="T63" style:family="text">
      <style:text-properties fo:font-style="normal" officeooo:rsid="004e8660" style:font-style-asian="normal" style:font-style-complex="normal"/>
    </style:style>
    <style:style style:name="T64" style:family="text">
      <style:text-properties fo:font-style="normal" officeooo:rsid="004efd4c" style:font-style-asian="normal" style:font-style-complex="normal"/>
    </style:style>
    <style:style style:name="T65" style:family="text">
      <style:text-properties fo:font-style="normal" officeooo:rsid="0050007e" style:font-style-asian="normal" style:font-style-complex="normal"/>
    </style:style>
    <style:style style:name="T66" style:family="text">
      <style:text-properties fo:font-style="normal" officeooo:rsid="00505d06" style:font-style-asian="normal" style:font-style-complex="normal"/>
    </style:style>
    <style:style style:name="T67" style:family="text">
      <style:text-properties fo:font-style="normal" officeooo:rsid="0051d955" style:font-style-asian="normal" style:font-style-complex="normal"/>
    </style:style>
    <style:style style:name="T68" style:family="text">
      <style:text-properties fo:font-style="normal" officeooo:rsid="0052ca59" style:font-style-asian="normal" style:font-style-complex="normal"/>
    </style:style>
    <style:style style:name="T69" style:family="text">
      <style:text-properties fo:font-style="normal" officeooo:rsid="0055d1bf" style:font-style-asian="normal" style:font-style-complex="normal"/>
    </style:style>
    <style:style style:name="T70" style:family="text">
      <style:text-properties fo:font-style="normal" officeooo:rsid="0056a681" style:font-style-asian="normal" style:font-style-complex="normal"/>
    </style:style>
    <style:style style:name="T71" style:family="text">
      <style:text-properties fo:font-style="normal" officeooo:rsid="00570cff" style:font-style-asian="normal" style:font-style-complex="normal"/>
    </style:style>
    <style:style style:name="T72" style:family="text">
      <style:text-properties fo:font-style="normal" officeooo:rsid="0057833b" style:font-style-asian="normal" style:font-style-complex="normal"/>
    </style:style>
    <style:style style:name="T73" style:family="text">
      <style:text-properties fo:font-style="normal" officeooo:rsid="0058939d" style:font-style-asian="normal" style:font-style-complex="normal"/>
    </style:style>
    <style:style style:name="T74" style:family="text">
      <style:text-properties fo:font-style="normal" officeooo:rsid="005ab894" style:font-style-asian="normal" style:font-style-complex="normal"/>
    </style:style>
    <style:style style:name="T75" style:family="text">
      <style:text-properties fo:font-style="normal" officeooo:rsid="005ab9d4" style:font-style-asian="normal" style:font-style-complex="normal"/>
    </style:style>
    <style:style style:name="T76" style:family="text">
      <style:text-properties fo:font-style="normal" officeooo:rsid="005c47e1" style:font-style-asian="normal" style:font-style-complex="normal"/>
    </style:style>
    <style:style style:name="T77" style:family="text">
      <style:text-properties fo:font-style="normal" officeooo:rsid="005e41dc" style:font-style-asian="normal" style:font-style-complex="normal"/>
    </style:style>
    <style:style style:name="T78" style:family="text">
      <style:text-properties fo:font-style="normal" officeooo:rsid="005f7340" style:font-style-asian="normal" style:font-style-complex="normal"/>
    </style:style>
    <style:style style:name="T79" style:family="text">
      <style:text-properties fo:font-style="normal" officeooo:rsid="005f7f84" style:font-style-asian="normal" style:font-style-complex="normal"/>
    </style:style>
    <style:style style:name="T80" style:family="text">
      <style:text-properties fo:font-style="normal" officeooo:rsid="005fa089" style:font-style-asian="normal" style:font-style-complex="normal"/>
    </style:style>
    <style:style style:name="T81" style:family="text">
      <style:text-properties fo:font-style="normal" officeooo:rsid="00613a24" style:font-style-asian="normal" style:font-style-complex="normal"/>
    </style:style>
    <style:style style:name="T82" style:family="text">
      <style:text-properties fo:font-style="normal" officeooo:rsid="00627b0b" style:font-style-asian="normal" style:font-style-complex="normal"/>
    </style:style>
    <style:style style:name="T83" style:family="text">
      <style:text-properties fo:font-style="normal" officeooo:rsid="006332a0" style:font-style-asian="normal" style:font-style-complex="normal"/>
    </style:style>
    <style:style style:name="T84" style:family="text">
      <style:text-properties fo:font-style="normal" officeooo:rsid="006479b3" style:font-style-asian="normal" style:font-style-complex="normal"/>
    </style:style>
    <style:style style:name="T85" style:family="text">
      <style:text-properties fo:font-style="normal" officeooo:rsid="00660c89" style:font-style-asian="normal" style:font-style-complex="normal"/>
    </style:style>
    <style:style style:name="T86" style:family="text">
      <style:text-properties fo:font-style="normal" officeooo:rsid="0067aaf9" style:font-style-asian="normal" style:font-style-complex="normal"/>
    </style:style>
    <style:style style:name="T87" style:family="text">
      <style:text-properties fo:font-style="normal" officeooo:rsid="0067cefb" style:font-style-asian="normal" style:font-style-complex="normal"/>
    </style:style>
    <style:style style:name="T88" style:family="text">
      <style:text-properties fo:font-style="normal" officeooo:rsid="006b4470" style:font-style-asian="normal" style:font-style-complex="normal"/>
    </style:style>
    <style:style style:name="T89" style:family="text">
      <style:text-properties fo:font-style="normal" officeooo:rsid="006c3a18" style:font-style-asian="normal" style:font-style-complex="normal"/>
    </style:style>
    <style:style style:name="T90" style:family="text">
      <style:text-properties fo:font-style="normal" officeooo:rsid="006cfea0" style:font-style-asian="normal" style:font-style-complex="normal"/>
    </style:style>
    <style:style style:name="T91" style:family="text">
      <style:text-properties fo:font-style="normal" officeooo:rsid="006f5a1d" style:font-style-asian="normal" style:font-style-complex="normal"/>
    </style:style>
    <style:style style:name="T92" style:family="text">
      <style:text-properties officeooo:rsid="00727f7f"/>
    </style:style>
    <style:style style:name="T93" style:family="text">
      <style:text-properties officeooo:rsid="0073c117"/>
    </style:style>
    <style:style style:name="T94" style:family="text">
      <style:text-properties officeooo:rsid="0073fd95"/>
    </style:style>
    <style:style style:name="T95" style:family="text">
      <style:text-properties officeooo:rsid="007685cc"/>
    </style:style>
    <style:style style:name="T96" style:family="text">
      <style:text-properties officeooo:rsid="0077986c"/>
    </style:style>
    <style:style style:name="T97" style:family="text">
      <style:text-properties officeooo:rsid="0078fa12"/>
    </style:style>
    <style:style style:name="T98" style:family="text">
      <style:text-properties officeooo:rsid="007bbeff"/>
    </style:style>
    <style:style style:name="T99" style:family="text">
      <style:text-properties officeooo:rsid="007bfd59"/>
    </style:style>
    <style:style style:name="T100" style:family="text">
      <style:text-properties officeooo:rsid="0080a39c"/>
    </style:style>
    <style:style style:name="T101" style:family="text">
      <style:text-properties officeooo:rsid="0083db86"/>
    </style:style>
    <style:style style:name="T102" style:family="text">
      <style:text-properties officeooo:rsid="009480a7"/>
    </style:style>
    <style:style style:name="T103" style:family="text">
      <style:text-properties officeooo:rsid="009aa109"/>
    </style:style>
    <style:style style:name="T104" style:family="text">
      <style:text-properties officeooo:rsid="009d3fd8"/>
    </style:style>
    <style:style style:name="T105" style:family="text">
      <style:text-properties officeooo:rsid="009ec2e1"/>
    </style:style>
    <style:style style:name="T106" style:family="text">
      <style:text-properties officeooo:rsid="00a273e6"/>
    </style:style>
    <style:style style:name="T107" style:family="text">
      <style:text-properties officeooo:rsid="00a41c24"/>
    </style:style>
    <style:style style:name="T108" style:family="text">
      <style:text-properties officeooo:rsid="00a4f3c4"/>
    </style:style>
    <style:style style:name="T109" style:family="text">
      <style:text-properties officeooo:rsid="00ab0f04"/>
    </style:style>
    <style:style style:name="T110" style:family="text">
      <style:text-properties officeooo:rsid="00ad85b9"/>
    </style:style>
    <style:style style:name="T111" style:family="text">
      <style:text-properties officeooo:rsid="00adc398"/>
    </style:style>
    <style:style style:name="T112" style:family="text">
      <style:text-properties officeooo:rsid="00ae5beb"/>
    </style:style>
    <style:style style:name="T113" style:family="text">
      <style:text-properties officeooo:rsid="00b05260"/>
    </style:style>
    <style:style style:name="T114" style:family="text">
      <style:text-properties officeooo:rsid="00b07f59"/>
    </style:style>
    <style:style style:name="T115" style:family="text">
      <style:text-properties officeooo:rsid="00b65346"/>
    </style:style>
    <style:style style:name="T116" style:family="text">
      <style:text-properties officeooo:rsid="00befcbb"/>
    </style:style>
    <style:style style:name="T117" style:family="text">
      <style:text-properties officeooo:rsid="00cc2cd0"/>
    </style:style>
    <style:style style:name="T118" style:family="text">
      <style:text-properties officeooo:rsid="00ce5f9f"/>
    </style:style>
    <style:style style:name="T119" style:family="text">
      <style:text-properties officeooo:rsid="00dc4584"/>
    </style:style>
    <style:style style:name="T120"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121" style:family="text">
      <style:text-properties officeooo:rsid="00e4bc85"/>
    </style:style>
    <style:style style:name="T122" style:family="text">
      <style:text-properties fo:language="ru" fo:country="RU" fo:font-style="normal" style:font-style-asian="normal" style:font-style-complex="normal"/>
    </style:style>
    <style:style style:name="T123" style:family="text">
      <style:text-properties fo:language="ru" fo:country="RU" fo:font-style="normal" officeooo:rsid="00fb6839" style:font-style-asian="normal" style:font-style-complex="normal"/>
    </style:style>
    <style:style style:name="T124" style:family="text">
      <style:text-properties fo:language="ru" fo:country="RU" fo:font-style="normal" officeooo:rsid="00f70918" style:font-style-asian="normal" style:font-style-complex="normal"/>
    </style:style>
    <style:style style:name="T125" style:family="text">
      <style:text-properties fo:language="ru" fo:country="RU" fo:font-style="normal" officeooo:rsid="00fec96f" style:font-style-asian="normal" style:font-style-complex="normal"/>
    </style:style>
    <style:style style:name="T126" style:family="text">
      <style:text-properties fo:language="ru" fo:country="RU" fo:font-style="normal" officeooo:rsid="00ff3848" style:font-style-asian="normal" style:font-style-complex="normal"/>
    </style:style>
    <style:style style:name="T127" style:family="text">
      <style:text-properties fo:language="ru" fo:country="RU" fo:font-style="normal" officeooo:rsid="0100e116" style:font-style-asian="normal" style:font-style-complex="normal"/>
    </style:style>
    <style:style style:name="T128" style:family="text">
      <style:text-properties fo:language="ru" fo:country="RU" fo:font-style="normal" officeooo:rsid="0103e94f" style:font-style-asian="normal" style:font-style-complex="normal"/>
    </style:style>
    <style:style style:name="T129" style:family="text">
      <style:text-properties fo:language="ru" fo:country="RU" fo:font-style="normal" officeooo:rsid="010c406e" style:font-style-asian="normal" style:font-style-complex="normal"/>
    </style:style>
    <style:style style:name="T130" style:family="text">
      <style:text-properties fo:language="ru" fo:country="RU" fo:font-style="normal" officeooo:rsid="010e61ed" style:font-style-asian="normal" style:font-style-complex="normal"/>
    </style:style>
    <style:style style:name="T131" style:family="text">
      <style:text-properties fo:language="ru" fo:country="RU" fo:font-style="normal" officeooo:rsid="010eb35a" style:font-style-asian="normal" style:font-style-complex="normal"/>
    </style:style>
    <style:style style:name="T132" style:family="text">
      <style:text-properties fo:language="ru" fo:country="RU" fo:font-style="normal" officeooo:rsid="010efa48" style:font-style-asian="normal" style:font-style-complex="normal"/>
    </style:style>
    <style:style style:name="T133" style:family="text">
      <style:text-properties fo:language="ru" fo:country="RU" fo:font-style="normal" officeooo:rsid="01104538" style:font-style-asian="normal" style:font-style-complex="normal"/>
    </style:style>
    <style:style style:name="T134" style:family="text">
      <style:text-properties fo:language="ru" fo:country="RU" fo:font-style="normal" officeooo:rsid="01115021" style:font-style-asian="normal" style:font-style-complex="normal"/>
    </style:style>
    <style:style style:name="T135" style:family="text">
      <style:text-properties fo:language="ru" fo:country="RU" fo:font-style="normal" officeooo:rsid="0114d215" style:font-style-asian="normal" style:font-style-complex="normal"/>
    </style:style>
    <style:style style:name="T136" style:family="text">
      <style:text-properties fo:language="ru" fo:country="RU" fo:font-style="normal" officeooo:rsid="01156f2f" style:font-style-asian="normal" style:font-style-complex="normal"/>
    </style:style>
    <style:style style:name="T137" style:family="text">
      <style:text-properties fo:language="ru" fo:country="RU" fo:font-style="normal" officeooo:rsid="0116e5bc" style:font-style-asian="normal" style:font-style-complex="normal"/>
    </style:style>
    <style:style style:name="T138" style:family="text">
      <style:text-properties fo:language="ru" fo:country="RU" fo:font-style="normal" officeooo:rsid="01176066" style:font-style-asian="normal" style:font-style-complex="normal"/>
    </style:style>
    <style:style style:name="T139" style:family="text">
      <style:text-properties fo:language="ru" fo:country="RU" fo:font-style="normal" officeooo:rsid="01193137" style:font-style-asian="normal" style:font-style-complex="normal"/>
    </style:style>
    <style:style style:name="T140" style:family="text">
      <style:text-properties fo:language="ru" fo:country="RU" fo:font-style="normal" officeooo:rsid="012a2dd4" style:font-style-asian="normal" style:font-style-complex="normal"/>
    </style:style>
    <style:style style:name="T141" style:family="text">
      <style:text-properties officeooo:rsid="00ea508c"/>
    </style:style>
    <style:style style:name="T142" style:family="text">
      <style:text-properties officeooo:rsid="00ec1d7b"/>
    </style:style>
    <style:style style:name="T143" style:family="text">
      <style:text-properties fo:font-weight="normal" officeooo:rsid="00ec1d7b" style:font-weight-asian="normal" style:font-weight-complex="normal"/>
    </style:style>
    <style:style style:name="T144" style:family="text">
      <style:text-properties officeooo:rsid="00f70918"/>
    </style:style>
    <style:style style:name="T145" style:family="text">
      <style:text-properties officeooo:rsid="00fcecca"/>
    </style:style>
    <style:style style:name="T146" style:family="text">
      <style:text-properties officeooo:rsid="0109c258"/>
    </style:style>
    <style:style style:name="T147" style:family="text">
      <style:text-properties style:font-name="Liberation Serif1" fo:language="ru" fo:country="RU" fo:font-style="normal" style:font-style-asian="normal" style:font-style-complex="normal"/>
    </style:style>
    <style:style style:name="T148" style:family="text">
      <style:text-properties style:font-name="Liberation Serif1" fo:language="ru" fo:country="RU" fo:font-style="normal" officeooo:rsid="01193137" style:font-style-asian="normal" style:font-style-complex="normal"/>
    </style:style>
    <style:style style:name="T149" style:family="text">
      <style:text-properties style:font-name="Liberation Serif1" fo:language="ru" fo:country="RU" fo:font-style="normal" officeooo:rsid="01193855" style:font-style-asian="normal" style:font-style-complex="normal"/>
    </style:style>
    <style:style style:name="T150" style:family="text">
      <style:text-properties style:font-name="Liberation Serif1" fo:language="ru" fo:country="RU" fo:font-style="normal" officeooo:rsid="0120a3a5" style:font-style-asian="normal" style:font-style-complex="normal"/>
    </style:style>
    <style:style style:name="T151" style:family="text">
      <style:text-properties style:font-name="Liberation Serif1" fo:language="ru" fo:country="RU" fo:font-style="normal" officeooo:rsid="0121cac0" style:font-style-asian="normal" style:font-style-complex="normal"/>
    </style:style>
    <style:style style:name="T152" style:family="text">
      <style:text-properties style:font-name="Liberation Serif1" fo:language="ru" fo:country="RU" fo:font-style="normal" officeooo:rsid="01221f78" style:font-style-asian="normal" style:font-style-complex="normal"/>
    </style:style>
    <style:style style:name="T153" style:family="text">
      <style:text-properties style:font-name="Liberation Serif1" fo:language="ru" fo:country="RU" fo:font-style="normal" officeooo:rsid="012299aa" style:font-style-asian="normal" style:font-style-complex="normal"/>
    </style:style>
    <style:style style:name="T154" style:family="text">
      <style:text-properties style:font-name="Liberation Serif1" fo:language="ru" fo:country="RU" fo:font-style="normal" officeooo:rsid="01231549" style:font-style-asian="normal" style:font-style-complex="normal"/>
    </style:style>
    <style:style style:name="T155" style:family="text">
      <style:text-properties style:font-name="Liberation Serif1" fo:language="ru" fo:country="RU" fo:font-style="normal" officeooo:rsid="0124bf0e" style:font-style-asian="normal" style:font-style-complex="normal"/>
    </style:style>
    <style:style style:name="T156" style:family="text">
      <style:text-properties style:font-name="Liberation Serif1" fo:language="ru" fo:country="RU" fo:font-style="normal" officeooo:rsid="01266a74" style:font-style-asian="normal" style:font-style-complex="normal"/>
    </style:style>
    <style:style style:name="T157" style:family="text">
      <style:text-properties style:font-name="Liberation Serif1" fo:language="ru" fo:country="RU" fo:font-style="normal" officeooo:rsid="01282f49" style:font-style-asian="normal" style:font-style-complex="normal"/>
    </style:style>
    <style:style style:name="T158" style:family="text">
      <style:text-properties style:font-name="Liberation Serif1" fo:language="ru" fo:country="RU" fo:font-style="normal" officeooo:rsid="012a2dd4" style:font-style-asian="normal" style:font-style-complex="normal"/>
    </style:style>
    <style:style style:name="T159" style:family="text">
      <style:text-properties style:font-name="Liberation Serif1" fo:language="ru" fo:country="RU" fo:font-style="normal" officeooo:rsid="0114d215" style:font-style-asian="normal" style:font-style-complex="normal"/>
    </style:style>
    <style:style style:name="T160" style:family="text">
      <style:text-properties style:font-name="Liberation Serif1" fo:language="ru" fo:country="RU" fo:font-style="normal" officeooo:rsid="00f70918" style:font-style-asian="normal" style:font-style-complex="normal"/>
    </style:style>
    <style:style style:name="T161" style:family="text">
      <style:text-properties style:font-name="Liberation Serif1" fo:language="ru" fo:country="RU" fo:font-style="normal" officeooo:rsid="012a79d9" style:font-style-asian="normal" style:font-style-complex="normal"/>
    </style:style>
    <style:style style:name="T162" style:family="text">
      <style:text-properties style:font-name="Liberation Serif1" fo:language="ru" fo:country="RU" fo:font-style="normal" officeooo:rsid="012c1fbf" style:font-style-asian="normal" style:font-style-complex="normal"/>
    </style:style>
    <style:style style:name="T163" style:family="text">
      <style:text-properties style:font-name="Liberation Serif1" fo:language="ru" fo:country="RU" fo:font-style="normal" officeooo:rsid="012d3fcc" style:font-style-asian="normal" style:font-style-complex="normal"/>
    </style:style>
    <style:style style:name="T164" style:family="text">
      <style:text-properties style:font-name="Liberation Serif1" fo:language="ru" fo:country="RU" fo:font-style="normal" officeooo:rsid="012f2009" style:font-style-asian="normal" style:font-style-complex="normal"/>
    </style:style>
    <style:style style:name="T165" style:family="text">
      <style:text-properties style:font-name="Liberation Serif1" fo:language="ru" fo:country="RU" fo:font-style="normal" officeooo:rsid="012fc6d6" style:font-style-asian="normal" style:font-style-complex="normal"/>
    </style:style>
    <style:style style:name="T166" style:family="text">
      <style:text-properties style:font-name="Liberation Serif1" fo:language="ru" fo:country="RU" fo:font-style="normal" officeooo:rsid="01302e2e" style:font-style-asian="normal" style:font-style-complex="normal"/>
    </style:style>
    <style:style style:name="T167" style:family="text">
      <style:text-properties style:font-name="Liberation Serif1" fo:language="ru" fo:country="RU" fo:font-style="normal" officeooo:rsid="01304ab2" style:font-style-asian="normal" style:font-style-complex="normal"/>
    </style:style>
    <style:style style:name="T168" style:family="text">
      <style:text-properties style:font-name="Liberation Serif1" fo:language="ru" fo:country="RU" fo:font-style="normal" officeooo:rsid="0131c2d9" style:font-style-asian="normal" style:font-style-complex="normal"/>
    </style:style>
    <style:style style:name="T169" style:family="text">
      <style:text-properties style:font-name="Liberation Serif1" fo:language="ru" fo:country="RU" fo:font-style="normal" officeooo:rsid="01339223" style:font-style-asian="normal" style:font-style-complex="normal"/>
    </style:style>
    <style:style style:name="T170" style:family="text">
      <style:text-properties style:font-name="Liberation Serif1" fo:language="ru" fo:country="RU" fo:font-style="normal" officeooo:rsid="0135391c" style:font-style-asian="normal" style:font-style-complex="normal"/>
    </style:style>
    <style:style style:name="T171" style:family="text">
      <style:text-properties style:font-name="Liberation Serif1" fo:language="ru" fo:country="RU" fo:font-style="normal" officeooo:rsid="01364953" style:font-style-asian="normal" style:font-style-complex="normal"/>
    </style:style>
    <style:style style:name="T172" style:family="text">
      <style:text-properties style:font-name="Liberation Serif1" fo:language="ru" fo:country="RU" fo:font-style="normal" officeooo:rsid="0138c869" style:font-style-asian="normal" style:font-style-complex="normal"/>
    </style:style>
    <style:style style:name="T173" style:family="text">
      <style:text-properties style:font-name="Liberation Serif1" fo:language="ru" fo:country="RU" fo:font-style="normal" officeooo:rsid="013a4b01" style:font-style-asian="normal" style:font-style-complex="normal"/>
    </style:style>
    <style:style style:name="T174" style:family="text">
      <style:text-properties style:font-name="Liberation Serif1" fo:language="ru" fo:country="RU" fo:font-style="normal" officeooo:rsid="013d7b37" style:font-style-asian="normal" style:font-style-complex="normal"/>
    </style:style>
    <style:style style:name="T175" style:family="text">
      <style:text-properties style:font-name="Liberation Serif1" fo:language="ru" fo:country="RU" fo:font-style="normal" officeooo:rsid="01500c79" style:font-style-asian="normal" style:font-style-complex="normal"/>
    </style:style>
    <style:style style:name="T176" style:family="text">
      <style:text-properties style:font-name="Liberation Serif1" fo:language="ru" fo:country="RU" fo:font-style="italic" style:font-style-asian="italic" style:font-style-complex="italic"/>
    </style:style>
    <style:style style:name="T177" style:family="text">
      <style:text-properties style:font-name="Liberation Serif1" fo:language="ru" fo:country="RU" fo:font-style="italic" officeooo:rsid="012a2dd4" style:font-style-asian="italic" style:font-style-complex="italic"/>
    </style:style>
    <style:style style:name="T178" style:family="text">
      <style:text-properties style:font-name="Liberation Serif1" fo:language="ru" fo:country="RU" fo:font-style="italic" officeooo:rsid="012a79d9" style:font-style-asian="italic" style:font-style-complex="italic"/>
    </style:style>
    <style:style style:name="T179" style:family="text">
      <style:text-properties officeooo:rsid="013fa35b"/>
    </style:style>
    <style:style style:name="T180" style:family="text">
      <style:text-properties officeooo:rsid="014505b5"/>
    </style:style>
    <style:style style:name="T181" style:family="text">
      <style:text-properties officeooo:rsid="014902d8"/>
    </style:style>
    <style:style style:name="T182" style:family="text">
      <style:text-properties officeooo:rsid="014a27e7"/>
    </style:style>
    <style:style style:name="T183" style:family="text">
      <style:text-properties officeooo:rsid="014e6d1b"/>
    </style:style>
    <style:style style:name="T184" style:family="text">
      <style:text-properties officeooo:rsid="014f8b5b"/>
    </style:style>
    <style:style style:name="T185" style:family="text">
      <style:text-properties officeooo:rsid="01513594"/>
    </style:style>
    <style:style style:name="T186" style:family="text">
      <style:text-properties officeooo:rsid="01550fb3"/>
    </style:style>
    <style:style style:name="T187" style:family="text">
      <style:text-properties officeooo:rsid="015b9ba0"/>
    </style:style>
    <style:style style:name="T188" style:family="text">
      <style:text-properties officeooo:rsid="0162a5bc"/>
    </style:style>
    <style:style style:name="T189" style:family="text">
      <style:text-properties officeooo:rsid="016947b1"/>
    </style:style>
    <style:style style:name="T190" style:family="text">
      <style:text-properties officeooo:rsid="01697e0b"/>
    </style:style>
    <style:style style:name="T191" style:family="text">
      <style:text-properties officeooo:rsid="016f763d"/>
    </style:style>
    <style:style style:name="T192" style:family="text">
      <style:text-properties officeooo:rsid="01735a37"/>
    </style:style>
    <style:style style:name="T193" style:family="text">
      <style:text-properties officeooo:rsid="0176735d"/>
    </style:style>
    <style:style style:name="T194" style:family="text">
      <style:text-properties officeooo:rsid="0177ff5d"/>
    </style:style>
    <style:style style:name="T195" style:family="text">
      <style:text-properties officeooo:rsid="017fe353"/>
    </style:style>
    <style:style style:name="T196" style:family="text">
      <style:text-properties officeooo:rsid="01850e20"/>
    </style:style>
    <style:style style:name="T197" style:family="text">
      <style:text-properties officeooo:rsid="01875499"/>
    </style:style>
    <style:style style:name="T198" style:family="text">
      <style:text-properties officeooo:rsid="0189c69e"/>
    </style:style>
    <style:style style:name="T199" style:family="text">
      <style:text-properties officeooo:rsid="018e2a11"/>
    </style:style>
    <style:style style:name="T200" style:family="text">
      <style:text-properties officeooo:rsid="01932064"/>
    </style:style>
    <style:style style:name="T201" style:family="text">
      <style:text-properties officeooo:rsid="0193ec39"/>
    </style:style>
    <style:style style:name="T202" style:family="text">
      <style:text-properties officeooo:rsid="01948e23"/>
    </style:style>
    <style:style style:name="T203" style:family="text">
      <style:text-properties officeooo:rsid="019c08b0"/>
    </style:style>
    <style:style style:name="T204" style:family="text">
      <style:text-properties officeooo:rsid="019d1ad0"/>
    </style:style>
    <style:style style:name="T205" style:family="text">
      <style:text-properties officeooo:rsid="019f95f7"/>
    </style:style>
    <style:style style:name="T206" style:family="text">
      <style:text-properties officeooo:rsid="01a26031"/>
    </style:style>
    <style:style style:name="T207" style:family="text">
      <style:text-properties officeooo:rsid="01a8ed59"/>
    </style:style>
    <style:style style:name="T208" style:family="text">
      <style:text-properties officeooo:rsid="01ab72f7"/>
    </style:style>
    <style:style style:name="T209" style:family="text">
      <style:text-properties officeooo:rsid="01b06fb7"/>
    </style:style>
    <style:style style:name="T210" style:family="text">
      <style:text-properties officeooo:rsid="01b1f69c"/>
    </style:style>
    <style:style style:name="T211" style:family="text">
      <style:text-properties officeooo:rsid="01bbae20"/>
    </style:style>
    <style:style style:name="T212" style:family="text">
      <style:text-properties officeooo:rsid="01bf0653"/>
    </style:style>
    <style:style style:name="T213" style:family="text">
      <style:text-properties officeooo:rsid="01c81895"/>
    </style:style>
    <style:style style:name="T214" style:family="text">
      <style:text-properties officeooo:rsid="01cf215b"/>
    </style:style>
    <style:style style:name="T215" style:family="text">
      <style:text-properties officeooo:rsid="01d144e9"/>
    </style:style>
    <style:style style:name="T216" style:family="text">
      <style:text-properties officeooo:rsid="01d493f2"/>
    </style:style>
    <style:style style:name="T217" style:family="text">
      <style:text-properties officeooo:rsid="01d7861b"/>
    </style:style>
    <style:style style:name="T218" style:family="text">
      <style:text-properties officeooo:rsid="01dd6289"/>
    </style:style>
    <style:style style:name="T219" style:family="text">
      <style:text-properties officeooo:rsid="01df413e"/>
    </style:style>
    <style:style style:name="T220" style:family="text">
      <style:text-properties officeooo:rsid="01e0ab2c"/>
    </style:style>
    <style:style style:name="T221" style:family="text">
      <style:text-properties officeooo:rsid="01e19b93"/>
    </style:style>
    <style:style style:name="T222" style:family="text">
      <style:text-properties officeooo:rsid="01e2c670"/>
    </style:style>
    <style:style style:name="T223" style:family="text">
      <style:text-properties officeooo:rsid="01e3d738"/>
    </style:style>
    <style:style style:name="T224" style:family="text">
      <style:text-properties officeooo:rsid="01e6efc0"/>
    </style:style>
    <style:style style:name="T225" style:family="text">
      <style:text-properties officeooo:rsid="01e7243a"/>
    </style:style>
    <style:style style:name="T226" style:family="text">
      <style:text-properties officeooo:rsid="01e77783"/>
    </style:style>
    <style:style style:name="T227" style:family="text">
      <style:text-properties officeooo:rsid="01ebffad"/>
    </style:style>
    <style:style style:name="T228" style:family="text">
      <style:text-properties officeooo:rsid="01ed3b8d"/>
    </style:style>
    <style:style style:name="T229" style:family="text">
      <style:text-properties officeooo:rsid="01ef452b"/>
    </style:style>
    <style:style style:name="T230" style:family="text">
      <style:text-properties officeooo:rsid="01f036a0"/>
    </style:style>
    <style:style style:name="T231" style:family="text">
      <style:text-properties officeooo:rsid="01f0ea24"/>
    </style:style>
    <style:style style:name="T232" style:family="text">
      <style:text-properties officeooo:rsid="01f23090"/>
    </style:style>
    <style:style style:name="T233" style:family="text">
      <style:text-properties officeooo:rsid="01f636db"/>
    </style:style>
    <style:style style:name="T234" style:family="text">
      <style:text-properties officeooo:rsid="01f95a93"/>
    </style:style>
    <style:style style:name="T235" style:family="text">
      <style:text-properties officeooo:rsid="01fd24bf"/>
    </style:style>
    <style:style style:name="T236" style:family="text">
      <style:text-properties officeooo:rsid="01fec762"/>
    </style:style>
    <style:style style:name="T237" style:family="text">
      <style:text-properties officeooo:rsid="0201c564"/>
    </style:style>
    <style:style style:name="T238" style:family="text">
      <style:text-properties officeooo:rsid="020293e3"/>
    </style:style>
    <style:style style:name="T239" style:family="text">
      <style:text-properties officeooo:rsid="0205adbf"/>
    </style:style>
    <style:style style:name="T240" style:family="text">
      <style:text-properties officeooo:rsid="020cc7df"/>
    </style:style>
    <style:style style:name="T241" style:family="text">
      <style:text-properties officeooo:rsid="02114a32"/>
    </style:style>
    <style:style style:name="T242" style:family="text">
      <style:text-properties officeooo:rsid="02129022"/>
    </style:style>
    <style:style style:name="T243" style:family="text">
      <style:text-properties officeooo:rsid="0214533b"/>
    </style:style>
    <style:style style:name="T244" style:family="text">
      <style:text-properties officeooo:rsid="021711f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157">Природа не знает уничтожения; ей известно лишь превращение. Всё, чему меня научила наука, и продолжает учить, подтверждает мо<text:span text:style-name="T185">ю</text:span> убеждённость в продолжении нашего духовного существования после смерти.</text:p>
      <text:p text:style-name="indent-big">—Вернер фон Браун </text:p>
      <text:p text:style-name="P144"><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121">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122">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123"><text:span text:style-name="T41">Тронулись</text:span>. Потянулись цепочкой, покидая вокзал, покидая центр города, <text:span text:style-name="T41">покатили через</text:span> его старые, <text:span text:style-name="T4">заброшенные</text:span> районы. <text:span text:style-name="T42">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124"><text:span text:style-name="T44">Поезд</text:span> остановил<text:span text:style-name="T45">ся</text:span>. Дальше <text:span text:style-name="T45">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125">Некоторые ждут в одиночестве, некоторые делят сво<text:span text:style-name="T40">ё</text:span> невидим<text:span text:style-name="T40">о</text:span>е <text:span text:style-name="T40">помещение</text:span> с другими. Не видно не зги, да, <text:span text:style-name="T43">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38">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38">, приятель….»</text:span></text:p>
      <text:p text:style-name="P126">Выхода нет. Лежи и жди, лежи тихо, не двигайся. <text:span text:style-name="T39">Визг с неба не утихает. Когда это приходит, придёт в темноте, или со своим каким-то светом? Свет придёт до, или после?</text:span></text:p>
      <text:p text:style-name="P127">Но уже светло. <text:span text:style-name="T47">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48">стиснув пустые или полупустые бутылки, этот развесился на стуле, тот калачиком в холодном камине, те раскинулись на диванах, на пыльных коврах, в шезлонгах на разных уровнях громадного зала, </text:span><text:span text:style-name="T50">храпя</text:span><text:span text:style-name="T48"> и сопя на все лады самоповторным хором, покуда свет Лондона, зимний тягучий свет, ширится в </text:span><text:span text:style-name="T51">вертикальных</text:span><text:span text:style-name="T49"> </text:span><text:span text:style-name="T51">переплётах </text:span><text:span text:style-name="T49">окон, </text:span><text:span text:style-name="T50">ширится в слоях вчерашнего дыма, что всё ещё висит, редея, с навощённых балок потолка. </text:span><text:span text:style-name="T51">А</text:span><text:span text:style-name="T50"> эти распростёртые горизонтал</text:span><text:span text:style-name="T51">ы</text:span><text:span text:style-name="T50">, товарищи по оружию, </text:span><text:span text:style-name="T51">что </text:span><text:span text:style-name="T50">разрумянились, как компашка голландских мужиков, </text:span><text:span text:style-name="T51">которые</text:span><text:span text:style-name="T50"> видят </text:span><text:span text:style-name="T51">в снах</text:span><text:span text:style-name="T50"> своё воскрешении в следующие пару минут.</text:span></text:p>
      <text:p text:style-name="P128"><text:span text:style-name="T50">Е</text:span><text:span text:style-name="T46">го </text:span><text:span text:style-name="T51">звание</text:span><text:span text:style-name="T46"> капитан, </text:span><text:span text:style-name="T51">имя</text:span><text:span text:style-name="T46"> Джефри («Пират») Прентис. </text:span><text:span text:style-name="T52">Он ук</text:span><text:span text:style-name="T64">рыт</text:span><text:span text:style-name="T52"> т</text:span><text:span text:style-name="T64">ёплым</text:span><text:span text:style-name="T52">ым одеялом, <text:s/></text:span><text:span text:style-name="T64">шотландская расцветка из</text:span><text:span text:style-name="T52"> оранжевого, ржавого, алого. У его черепа такое ощущение, словно он из металла. </text:span></text:p>
      <text:p text:style-name="P129"><text:span text:style-name="T66">Прямиком</text:span><text:span text:style-name="T46"> над ним, на высоте четырёх метров, Тэди Блот вот-вот свалится с балкончика музыкантов, выбрав для падения </text:span><text:span text:style-name="T53">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54">воткнутый в задний карман, который как-то там зацепился—</text:span></text:p>
      <text:p text:style-name="P130"><text:span text:style-name="T46">На этот момент Пирату уже удалось сесть на своей узкой холостяцкой кровати и зыркнуть вверх. Как ужасно. </text:span><text:span text:style-name="T64">Просто</text:span><text:span text:style-name="T46"> ужасно бля… </text:span><text:span text:style-name="T64">вверху раздался</text:span><text:span text:style-name="T46"> треск материи. </text:span><text:span text:style-name="T55">Подготовка к выполнению спецзаданий выработала в нём быстроту реакций. </text:span><text:span text:style-name="T65">С</text:span><text:span text:style-name="T55">прыг</text:span><text:span text:style-name="T65">нув</text:span><text:span text:style-name="T55"> с кровати,</text:span><text:span text:style-name="T65"> он</text:span><text:span text:style-name="T55"> ударом ноги посылает её кат</text:span><text:span text:style-name="T65">ну</text:span><text:span text:style-name="T55">ться на своих колёсиках в направлении Блота. </text:span><text:span text:style-name="T65">Оборвавшись</text:span><text:span text:style-name="T55">, Блот шмякнулся точно посерёдке под громкий звяк пружин сетки. Одна ножка отлетела. «</text:span><text:span text:style-name="T56">Добро</text:span><text:span text:style-name="T67">е</text:span><text:span text:style-name="T56"> утро»</text:span><text:span text:style-name="T57">,–</text:span><text:span text:style-name="T56"> отметил Пират. </text:span><text:span text:style-name="T58">Блот кратко улыбнулся и снова уснул, уютно укутавшись в одеяло Пирата.</text:span></text:p>
      <text:p text:style-name="P131"><text:span text:style-name="T58">Б</text:span><text:span text:style-name="T46">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59">и увлекался культивацией фармацевтических растений на крыше здания (недавно молодой Осби Фил возродил эту традицию),</text:span><text:span text:style-name="T60"> слишком мало, чтоб выдержать туманы и мороз и в основном возвращались, в виде фрагментов </text:span><text:span text:style-name="T64">специфичных</text:span><text:span text:style-name="T60"> алкалоидов, в почву на крыше, так же как и удобрение от троицы призовых Вессекских свиноматок размещённых там </text:span><text:span text:style-name="T67">восприемником</text:span><text:span text:style-name="T61"> Роспа, </text:span><text:span text:style-name="T62">и опавшие листья многих декоративных деревьев </text:span><text:span text:style-name="T63">трансплантированных на крышу </text:span><text:span text:style-name="T62">последующими обитателями,</text:span><text:span text:style-name="T67">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68">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68">дефицитом военного времени на бананы, </text:span><text:span text:style-name="T74">решил соорудить на крыше стеклянную оранжерею и </text:span><text:span text:style-name="T68">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132"><text:span text:style-name="T68">П</text:span><text:span text:style-name="T46">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133"><text:span text:style-name="T46">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73">а </text:span><text:span text:style-name="T46">электростанци</text:span><text:span text:style-name="T73">и</text:span><text:span text:style-name="T46"> и нефтеперегонный за нею </text:span><text:span text:style-name="T72">проступают</text:span><text:span text:style-name="T69"> чётко: трубы, сифоны, башни, </text:span><text:span text:style-name="T71">колонны</text:span><text:span text:style-name="T69">, </text:span><text:span text:style-name="T70">круч</text:span><text:span text:style-name="T72">ен</text:span><text:span text:style-name="T70">ные</text:span><text:span text:style-name="T69"> </text:span><text:span text:style-name="T71">клубы</text:span><text:span text:style-name="T69"> пара и дыма….</text:span></text:p>
      <text:p text:style-name="P133"><text:span text:style-name="T69">– </text:span><text:span text:style-name="T75">Ххахх!</text:span><text:span text:style-name="T69">– </text:span><text:span text:style-name="T75">Пират в беззвучном рёве следит как его выдох всплывает над парапетами, «ххахх!» <text:s/>Верхушки крыш в утреннем танце. </text:span><text:span text:style-name="T76">Его гигантские вязки бананов, </text:span><text:span text:style-name="T78">сияюще</text:span><text:span text:style-name="T76"> жёлты</text:span><text:span text:style-name="T79">х</text:span><text:span text:style-name="T76">, влажно зелёны</text:span><text:span text:style-name="T79">х</text:span><text:span text:style-name="T76">. </text:span><text:span text:style-name="T77">Его друзья внизу предвкушают в своих снах Банановый Завтрак. Этот надраенный день обещает быть не хуже, чем любой—</text:span></text:p>
      <text:p text:style-name="P134"><text:span text:style-name="T46">Так ли? Далеко на востоке, в самом низу розовеющего неба что-то сверкнуло, очень ярко. </text:span><text:span text:style-name="T80">Новая звезда, совсем незаметная. Он опирается на парапет, всматриваясь. </text:span><text:span text:style-name="T81">Искорка точки уже превратилась в белую вертикальную чёрточку. </text:span><text:span text:style-name="T82">Должно быть уже где-то над Северным морем… не ближе… внизу ледяные поля и холодное пятно солнца….</text:span></text:p>
      <text:p text:style-name="P135"><text:span text:style-name="T46">Что это? </text:span><text:span text:style-name="T83">Такого раньше не бывало. Но Пират всё равно знает что. Он видел филь</text:span><text:span text:style-name="T85">м</text:span><text:span text:style-name="T83">, всего пару недель назад… это след испарения. Уже на ширину пальца выше. И это не самолёт. Отвесно вверх самолёт не запускают. </text:span><text:span text:style-name="T84">Это новая, и всё ещё Самая Секретная, немецкая ракета бомба.</text:span></text:p>
      <text:p text:style-name="P133"><text:span text:style-name="T69">– </text:span><text:span text:style-name="T84">Входящая почта.</text:span><text:span text:style-name="T69">– </text:span><text:span text:style-name="T84">он произнёс это или только подумал? </text:span><text:span text:style-name="T85">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136"><text:span text:style-name="T85">О? </text:span><text:span text:style-name="T46">Никаких о: за дугой поверхности земного шара, к востоку, солнце </text:span><text:span text:style-name="T86">оттуда</text:span><text:span text:style-name="T46">, только что взошло над Голландией, ударяет в выхлопные пары ракеты, все </text:span><text:span text:style-name="T86">эти </text:span><text:span text:style-name="T46">капли, кристалы, заставля</text:span><text:span text:style-name="T86">ет</text:span><text:span text:style-name="T46"> ярко блестеть через море….</text:span></text:p>
      <text:p text:style-name="P137"><text:span text:style-name="T46">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87">к</text:span><text:span text:style-name="T46">ета будет тут прежде, чем Пират увидит восход солнца.</text:span></text:p>
      <text:p text:style-name="P137"><text:span text:style-name="T46">След, смазанный, слегка порванный натрое, висит в небе. </text:span><text:span text:style-name="T87">Сама ракета, уже как чисто баллистический снаряд, поднялась выше. Теперь невидима.</text:span></text:p>
      <text:p text:style-name="P138"><text:span text:style-name="T46">Может надо что-то сделать… дозвониться в штаб в Станморе, должны засечь её радарами над Проливом</text:span><text:span text:style-name="T77">—</text:span><text:span text:style-name="T46">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139"><text:span text:style-name="T46">Собирай бананы. Он топает по чёрному компосту </text:span><text:span text:style-name="T89">в </text:span><text:span text:style-name="T46">оранжере</text:span><text:span text:style-name="T89">ю</text:span><text:span text:style-name="T46">.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46">….</text:span></text:p>
      <text:p text:style-name="P140"><text:soft-page-break/><text:span text:style-name="T46">Каркас пронизан дневным светом, молочные стёкла благодушно лучатся вниз. Откуда тут быть зиме</text:span><text:span text:style-name="T77">—</text:span><text:span text:style-name="T46">даже </text:span><text:span text:style-name="T88">этой</text:span><text:span text:style-name="T77">—</text:span><text:span text:style-name="T88">достаточно</text:span><text:span text:style-name="T46"> суровой чтобы состарить это железо, которое может петь на ветру, </text:span><text:span text:style-name="T88">или за</text:span><text:span text:style-name="T89">ст</text:span><text:span text:style-name="T88">ить эти окна, что открываются в другую пору года, обманно сохранённую?</text:span></text:p>
      <text:p text:style-name="P141"><text:span text:style-name="T88">П</text:span><text:span text:style-name="T46">ират взглядывает на свои часы. Не с чего отсчитать. Поры лица начинает пощипывать. </text:span><text:span text:style-name="T90">Стирая все мысли</text:span><text:span text:style-name="T77">—</text:span><text:span text:style-name="T90">как учат коммандос</text:span><text:span text:style-name="T77">—</text:span><text:span text:style-name="T90">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142"><text:span text:style-name="T90">О</text:span><text:span text:style-name="T46">братно в зиму. Бывший след напрочь исчез с неба. Кожу Пирата покрыл пот холодный почти как лёд. </text:span></text:p>
      <text:p text:style-name="P142"><text:span text:style-name="T46">Какое-то время уходит, чтобы закурить сигарету. Он не услышит как </text:span><text:span text:style-name="T91">долетит</text:span><text:span text:style-name="T46"> эта штука. </text:span><text:span text:style-name="T91">У неё скорость больше скорости звука. Первым делом тебе доходит вспышка. Только потом, если ты ещё жив, докатывается звук её приближения.</text:span></text:p>
      <text:p text:style-name="P143"><text:span text:style-name="T46">Что если попадёт точнёхонько</text:span><text:span text:style-name="T77">—</text:span><text:span text:style-name="T46">ах, нет</text:span><text:span text:style-name="T77">—</text:span><text:span text:style-name="T46">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93">уж</text:span> не вспомнить… Нарезать бананы кусками. За<text:span text:style-name="T101">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92">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92">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101">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94">С</text:span>транн<text:span text:style-name="T94">ый вид</text:span>, нет? С тех пор всё тихо, а ты слышал? Наверно, недолёт. В море, что ли.</text:p>
      <text:p text:style-name="P3">– <text:span text:style-name="T94">Десять минут?</text:span>– <text:span text:style-name="T94">пытается свериться со своими часами.</text:span></text:p>
      <text:p text:style-name="P3">– <text:span text:style-name="T94">Не меньше.</text:span>– <text:span text:style-name="T94">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95">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95">.»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96">Не кисни,</text:span>– <text:span text:style-name="T96">говорит Блот пробираясь обратно к разваленной койке.</text:span>– <text:span text:style-name="T96">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97">и каждая может свалиться на него</text:span>. <text:span text:style-name="T97">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98">А ну-ка,</text:span> оторв<text:span text:style-name="T98">и</text:span> сво<text:span text:style-name="T98">ю жопу</text:span> от пола,</text:p>
      <text:p text:style-name="P8">(пожуй банан-чик)</text:p>
      <text:p text:style-name="P8">Зубы почисть и вперёд, на войну!</text:p>
      <text:p text:style-name="P8"><text:span text:style-name="T98">Махни</text:span> на прощанье спящей стране,</text:p>
      <text:p text:style-name="P8">И мечт<text:span text:style-name="T98">ам пошли</text:span> поцелуй,</text:p>
      <text:p text:style-name="P8">Скажи Мисс Гребл,</text:p>
      <text:p text:style-name="P8">У тебя не стоит,</text:p>
      <text:p text:style-name="P8"><text:span text:style-name="T99">И не</text:span> встанет до самой Победы, о,</text:p>
      <text:p text:style-name="P8">Но <text:span text:style-name="T99">потом </text:span>на гражданке всё <text:span text:style-name="T99">будет</text:span> торчком,</text:p>
      <text:p text:style-name="P8">(пожуй банан-чик)</text:p>
      <text:p text:style-name="P9">Вино шипучее, девульки жгучие<text:span text:style-name="T99">—</text:span></text:p>
      <text:p text:style-name="P10">Осталось лишь пару немчур победить,</text:p>
      <text:p text:style-name="P10">Так улыбнись пошире, <text:span text:style-name="T99">улыбкой лучшей в мире,</text:span></text:p>
      <text:p text:style-name="P11">И не заставляй нас повторять—</text:p>
      <text:p text:style-name="P10"><text:span text:style-name="T99">Тебе пора</text:span> от пола жопу <text:span text:style-name="T99">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100">налитый в верхнюю ёмкость</text:span> пароварки Пирата, <text:span text:style-name="T100">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103">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102">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104">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105">(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106">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107">Твой работодатель.</text:span></text:p>
      <text:p text:style-name="P18">– <text:span text:style-name="T107">Это нечестно,</text:span>– <text:span text:style-name="T107">стонет Пират,</text:span>– <text:span text:style-name="T107">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108">Доставлено изумительным способом,»</text:span>– <text:span text:style-name="T108">голос повышен и раздражён,</text:span>– «<text:span text:style-name="T108">никто из </text:span><text:span text:style-name="T11">моих</text:span><text:span text:style-name="T108"> знакомых так не умничает. </text:span><text:span text:style-name="T11">Мне</text:span><text:span text:style-name="T108">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109">С подъёмом <text:s/>солнца, утро кажется всё холоднее. Облака всё же начали собираться. </text:span><text:soft-page-break/><text:span text:style-name="T109">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113"> чем</text:span> титьк<text:span text:style-name="T113">и <text:s/></text:span>ведьмы!</text:p>
      <text:p text:style-name="P24">Холодней ведра </text:p>
      <text:p text:style-name="P24">пингвиньего дерьма!</text:p>
      <text:p text:style-name="P24">Холодней, <text:span text:style-name="T113">чем</text:span> шерст<text:span text:style-name="T113">ь</text:span></text:p>
      <text:p text:style-name="P24"><text:s/>на заднице полярного медведя!</text:p>
      <text:p text:style-name="P23"><text:span text:style-name="T114">И даже</text:span>, <text:span text:style-name="T113">чем</text:span> иней на фужере</text:p>
      <text:p text:style-name="P24">шампанско<text:span text:style-name="T113">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111">Ну, здрасьте, хе-хе, опять наплывает на Пирата его Состояние, когда меньше всего ждал, как обычно</text:span>—<text:span text:style-name="T112">тут можно упомянуть о том, что в досье Пирата Прентиса отмечено как странный дар</text:span>—<text:span text:style-name="T112">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110">—</text:span>я<text:span text:style-name="T110">—</text:span>тот</text:p>
      <text:p text:style-name="P26">Самый, кто бредёт сквозь их фан-тази-и!</text:p>
      <text:p text:style-name="P26">Переживаю вместо них<text:span text:style-name="T110">—</text:span></text:p>
      <text:p text:style-name="P28">Даже когда на девушку я вла-зи-ю<text:span text:style-name="T110">—</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115">в одной октаве</text:span>]</text:p>
      <text:p text:style-name="P29">И мне по барабану, что опааааасно это,</text:p>
      <text:p text:style-name="P29">Опасность – крыша, с которой я упал давным-давно<text:span text:style-name="T110">—</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110">—</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116">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116">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116">.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116">,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117">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118">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118">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119">Наконец, в один <text:s/>истинно Шерлок Холмсовский лондонский вечер, на Пирата несомненно пахн</text:span><text:span text:style-name="T120">у́</text:span><text:span text:style-name="T119">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119">.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121">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141">т</text:span>фортах, <text:span text:style-name="T141">пока в другой сфере лорд Осмо продолжает </text:span><text:span text:style-name="T14">ассимилироваться</text:span><text:span text:style-name="T141">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142">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142">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142">, как бы… в себя, обратно…» «Какие-нибудь, типа, </text:span><text:span text:style-name="T15">звуки</text:span><text:span text:style-name="T142">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142">!.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142">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142">! Сметает весь наблюдательный пункт потоком какой-то отвратительно оранжевой слякоти, которая </text:span><text:span text:style-name="T15">переваривает</text:span><text:span text:style-name="T142"> несчастных—но вместо криков только хохот, им </text:span><text:span text:style-name="T143">это</text:span><text:span text:style-name="T15"> по кайфу</text:span><text:span text:style-name="T142">….</text:span></text:p>
      <text:p text:style-name="P38">Задание Пирата/Осмо наладить связь с Аденоидом. <text:span text:style-name="T144">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144">.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145"><text:span text:style-name="T123">Каждый день на протяжении <text:s/>2</text:span>½ <text:span text:style-name="T145">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124">—</text:span><text:span text:style-name="T125">подтаскивая белую субстанцию коробами, по очереди, по соседним лестницам, чтобы </text:span><text:span text:style-name="T126">швырять</text:span><text:span text:style-name="T125"> по </text:span><text:span text:style-name="T126">колышливому</text:span><text:span text:style-name="T125"> гланд</text:span><text:span text:style-name="T126">оподобному</text:span><text:span text:style-name="T125"> и </text:span><text:span text:style-name="T126">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146"><text:span text:style-name="T126">В</text:span><text:span text:style-name="T122">сё же у лорда Блатрарда Осмо смог наконец уделять всё своё время Нови Пазару. В начале 1939, его обнаружили утонувшим </text:span><text:span text:style-name="T140">при загадочных обстоятельствах </text:span><text:span text:style-name="T122">в ванне </text:span><text:span text:style-name="T140">на</text:span><text:span text:style-name="T122">пол</text:span><text:span text:style-name="T140">не</text:span><text:span text:style-name="T122">н</text:span><text:span text:style-name="T140">н</text:span><text:span text:style-name="T122">ой тапиочн</text:span><text:span text:style-name="T140">ым</text:span><text:span text:style-name="T122"> пудинг</text:span><text:span text:style-name="T140">ом</text:span><text:span text:style-name="T122">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127">мечущимся в их постелях от его грандиозности</text:span><text:span text:style-name="T124">—</text:span><text:span text:style-name="T128">хотя</text:span><text:span text:style-name="T127">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146">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146">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147"><text:span text:style-name="T122">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129">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148"><text:span text:style-name="T129">П</text:span><text:span text:style-name="T122">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130">многие уже оприходовали вторую или третью кружку или фужер, что </text:span><text:span text:style-name="T131">создаёт тут</text:span><text:span text:style-name="T130"> некую ауру отчаяния. </text:span><text:span text:style-name="T132">Но сейчас</text:span><text:span text:style-name="T131">, минуя вход обложенный мешками с песком (временные пирамиды </text:span><text:span text:style-name="T132">воздвигнутые для слишком любопытных</text:span><text:span text:style-name="T131">), </text:span><text:span text:style-name="T132">Блоту не до этого всего: он слишком поглощён подготовкой возможных оправданий, если его застукают, хоть это вряд ли, просто на всякий….</text:span></text:p>
      <text:p text:style-name="P149"><text:span text:style-name="T122">Добродушная, резинкожвачная, девушка-очкарик на контроле приглашающе махнула ему, чтоб подымался дальше по лестнице. </text:span><text:span text:style-name="T133">Адьютанты в плотно-шерстяном расходятся по коридорам по совещаниям, замы-завы, час-другой </text:span><text:span text:style-name="T134">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135">ТОТСССГ</text:span><text:span text:style-name="T134">….</text:span></text:p>
      <text:p text:style-name="P150"><text:span text:style-name="T134">С</text:span><text:span text:style-name="T122">тарое здание поделено распорядителями трущоб войны. ТОТСССГ сокращение от «</text:span><text:span text:style-name="T134">Т</text:span><text:span text:style-name="T122">ехнические Отделы Трансакций Союзных Сил по Северной Германии». </text:span><text:span text:style-name="T136">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137">Блот заглядывает в кабинет своего старого друга по Колледжу Исуса в Кембридже. </text:span><text:span text:style-name="T138">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151"><text:span text:style-name="T122">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139">Столы их поставлены под прямым углом, так что и не не посмотреть в глаза <text:s/>друг к другу, пока не скрипнешь стулом на 90</text:span><text:span text:style-name="T148">°. </text:span><text:span text:style-name="T149">Стол Тантиви аккуратен, у Слотропа жуткая свалка, где и чёрт ногу сломит. Он не </text:span><text:span text:style-name="T150">рас</text:span><text:span text:style-name="T149">чищался до столешницы с 1942. </text:span><text:span text:style-name="T151">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152">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153">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154">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155">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155">не пробовать.) </text:span><text:span text:style-name="T156">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157">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158">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159">ТОТСССГ </text:span><text:span text:style-name="T158">в конце коридора</text:span><text:span text:style-name="T160">—</text:span><text:span text:style-name="T158">технический словарь немецкого языка, </text:span><text:span text:style-name="T177">Специальный Справочник</text:span><text:span text:style-name="T158"> или </text:span><text:span text:style-name="T177">План Города</text:span><text:span text:style-name="T158"> изданный МИДом</text:span><text:span text:style-name="T160">—</text:span><text:span text:style-name="T161">и обычно</text:span><text:span text:style-name="T158">, </text:span><text:span text:style-name="T161">если не утащили или не выброшен, номер </text:span><text:span text:style-name="T178">Новости Мира</text:span><text:span text:style-name="T161"> тоже где-нибудь воткнут</text:span><text:span text:style-name="T160">—</text:span><text:span text:style-name="T161">Слотроп заядлый читатель.</text:span></text:p>
      <text:p text:style-name="P152"><text:span text:style-name="T147">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160">—</text:span><text:span text:style-name="T147">кто-то заглянет, просто роняешь камеру в раскрытую пла</text:span><text:span text:style-name="T162">н</text:span><text:span text:style-name="T147">шетку </text:span><text:span text:style-name="T162">где банановый сэндвич смягчает падение, маскирует подозрительный звук и заснятую кассету данных, всё враз.</text:span></text:p>
      <text:p text:style-name="P153"><text:span text:style-name="T163">Жаль, что тот кто платит за эт</text:span><text:span text:style-name="T164">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167">е</text:span><text:span text:style-name="T164">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147"> </text:span><text:span text:style-name="T164">Сэлли</text:span><text:span text:style-name="T160">—</text:span><text:span text:style-name="T164">тут в основном красный и синий</text:span><text:span text:style-name="T160">—</text:span><text:span text:style-name="T165">гроздь возле Тауэр-Хилла, фиолетовый сплошняк вокруг Кове</text:span><text:span text:style-name="T166">н</text:span><text:span text:style-name="T165">т Гарден, туманность перетекает в Мэйфэйр, Сохо, и дальше к Вимбли и наверх к Хэмпстед-Хит</text:span><text:span text:style-name="T160">—</text:span><text:span text:style-name="T165">в любом направлении расходится это небесное мерцание частью отклеившихся звёзд из Каролин, Марий, Анн, Сюзан, Элизабет.</text:span></text:p>
      <text:p text:style-name="P154"><text:span text:style-name="T165">Н</text:span><text:span text:style-name="T147">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176">(мы знаем, что вы учились вместе, но задействовать его было бы рискованно)</text:span><text:span text:style-name="T147">,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159">ТОТСССГ </text:span><text:span text:style-name="T147">разрушений причинённых ракетами-бомбами</text:span><text:span text:style-name="T160">—</text:span><text:span text:style-name="T168">и в путешествиях по места смерти</text:span><text:span text:style-name="T147"> у него явно оставалось время, чтоб </text:span><text:span text:style-name="T168">и</text:span><text:span text:style-name="T147"> за девушками гоняться. </text:span><text:span text:style-name="T169">Если есть какая-то причина клеить эти бумажные звезды каждую пару дней, то он о ней не распространяется</text:span><text:span text:style-name="T160">—</text:span><text:span text:style-name="T169">она, похоже, не для посторонних. Карту видит только лишь Тантиви и тот </text:span><text:span text:style-name="T170">относится к ней со снисходительностью</text:span><text:span text:style-name="T169"> дружелюбного антрополога: «Какая-то разновидность безвредного хобби Янка»,– </text:span><text:span text:style-name="T170">говорит он своему другу Блоту. «</text:span><text:span text:style-name="T171">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173">всё ещё </text:span><text:span text:style-name="T171">аппетитной мамочки, </text:span><text:span text:style-name="T173">и </text:span><text:span text:style-name="T171">о ставке в целый фунт </text:span><text:span text:style-name="T172">на игру Блеквуд-Престон в Норт-Енде, </text:span><text:span text:style-name="T173">про бесстыдную версию «Тихой ночи», и судьбоносный туман. Но ни одна из этих тем не развеет туман недоумения тех, кому докладывает Блот.</text:span></text:p>
      <text:p text:style-name="P155"><text:span text:style-name="T173">Л</text:span><text:span text:style-name="T147">адно. Дело сделано. Планшетку застегнул, лампу выключил и поставил где была. Может успеет перехватить Тантиви в М</text:span><text:span text:style-name="T175">еханике</text:span><text:span text:style-name="T147"> И К</text:span><text:span text:style-name="T175">оленвале</text:span><text:span text:style-name="T147">,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174">знаете ли, ему сегодня ещё надо сдать работу.</text:span></text:p>
      <text:p text:style-name="P156"><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179">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180">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179">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179">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181">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182">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183">Боже, не должно же </text:span><text:span text:style-name="T17">так</text:span><text:span text:style-name="T183"> продолжаться….</text:span></text:p>
      <text:p text:style-name="P47">– <text:span text:style-name="T184">Кстати, Слотроп, у тебя уже одна во рту.</text:span></text:p>
      <text:p text:style-name="P48">– <text:span text:style-name="T184">Это от нервов,</text:span>– <text:span text:style-name="T184">Слотроп всё равно <text:s/>прикуривает.</text:span></text:p>
      <text:p text:style-name="P48">– <text:span text:style-name="T184">Ну, только </text:span><text:span text:style-name="T18">не мои</text:span><text:span text:style-name="T184">,</text:span>– <text:span text:style-name="T184">упрашивает Тантиви.</text:span></text:p>
      <text:p text:style-name="P49"><text:soft-page-break/>– <text:span text:style-name="T184">Две за раз, видал?</text:span>– <text:span text:style-name="T184">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186">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186">,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184">—</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184">—</text:span>как можно! Никто не видит эту карту, кроме Тантиви, <text:span text:style-name="T187">к тому же, Исусе, они </text:span><text:span text:style-name="T20">все</text:span><text:span text:style-name="T187">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188">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188">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188">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188">.</text:span></text:p>
      <text:p text:style-name="P53">И всё же Слотроп продолжает свою карту ежедневно, с дурацкой неотступность. В лучшем случае, она дань течению <text:span text:style-name="T190">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191">И что дальше?</text:span>– <text:span text:style-name="T191">От Слотропа ни звука. </text:span>– <text:span text:style-name="T191">Эти две твои морячки… когда увидели тебя...</text:span>– <text:span text:style-name="T191">И тут он замечает, что Слотроп, вместо того, чтоб продолжить рассказ, трясётся. Да, он дрожал и перед этим, тут холодно, но не настолько же.</text:span>– <text:span text:style-name="T191">Слотроп!</text:span></text:p>
      <text:p text:style-name="P54">– <text:span text:style-name="T191">Я не пойму. Исусе.</text:span>– <text:span text:style-name="T191">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189">– </text:span>Их не слышно, когда на подходе.</text:p>
      <text:p text:style-name="P58">Тантиви знает кто эти «они». Он отводит глаза. Недолгое молчание.</text:p>
      <text:p text:style-name="P55">– <text:span text:style-name="T192">Конечно, не слышно, у них скорость больше скорости звука.</text:span></text:p>
      <text:p text:style-name="P55">– <text:span text:style-name="T192">Да, но—я не про то,</text:span>– <text:span text:style-name="T192">слова вырываются между волнами дрожи.</text:span>– <text:span text:style-name="T192">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192"> слышишь.</text:span></text:p>
      <text:p text:style-name="P55">– <text:span text:style-name="T192">То же самсое и в пехоте. Сам знаешь. Никогда не слышишь ту, которая в тебя.</text:span></text:p>
      <text:p text:style-name="P55">– <text:span text:style-name="T192">У, но—</text:span></text:p>
      <text:p text:style-name="P55">– <text:span text:style-name="T192">Считай, что это такая большая пуля, Слотроп. С плавниками.</text:span></text:p>
      <text:p text:style-name="P55">– <text:span text:style-name="T192">Исусе,</text:span>– <text:span text:style-name="T192">зубы стучат,</text:span>– <text:span text:style-name="T192">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193">в </text:span>попыт<text:span text:style-name="T193">ке</text:span> развеять и снять её.<text:span text:style-name="T189">– </text:span>Может тебе стоит посмотреть места, где они взрывались….</text:p>
      <text:p text:style-name="P56">– <text:span text:style-name="T193">Зачем? От них же ничего не остаётся. Не так разве?</text:span></text:p>
      <text:p text:style-name="P56">– <text:span text:style-name="T193">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192">—</text:span>каждое утро<text:span text:style-name="T192">—</text:span>кто-то из Гражданской Обороны направлял в ТОТСССГ <text:span text:style-name="T194">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194">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192">—</text:span>всё, что он мог предложить Гладкий Вяз Тэя. Он чувствовал себя идиотом. <text:span text:style-name="T195">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195">—</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196">Да, такое может пригодиться,</text:span>– Тантиви<text:span text:style-name="T196"> позабавлено посматривает на него, </text:span>– <text:span text:style-name="T196">верное дело, особенно в бою, знаешь, </text:span><text:span text:style-name="T23">просимулировать</text:span><text:span text:style-name="T196"> что-то в таком роде. Полный верняк. Назови это «боевая паранойя» или типа того. Но— </text:span></text:p>
      <text:p text:style-name="P57">– <text:span text:style-name="T196">Кто симулирует?</text:span>– <text:span text:style-name="T196">закуривает сигарету, встряхивая чубом в дыму,</text:span>– <text:span text:style-name="T196">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195">—</text:span>вдруг газы, взрыв, и после никаких следов… без предупреждения, Слово тебе на ухо, а потом вечная тишь. <text:span text:style-name="T197">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198">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198">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198">– Нет, это </text:span><text:span text:style-name="T24">не</text:span><text:span text:style-name="T198">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198">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196">—</text:span>это империальное присутствие, что живёт и движется. Люди пересекали улицы и площади, направляясь во все стороны. Автобусы <text:span text:style-name="T199">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196">—</text:span>что такое? да, точно, загляни в его армейские трусы, зашевелился в <text:span text:style-name="T5">эрекции</text:span>, вот-вот торчком вспрыгнет<text:span text:style-name="T196">—</text:span>Боже праведный, а <text:span text:style-name="T5">это</text:span> вдруг с чего?</text:p>
      <text:p text:style-name="P67"><text:span text:style-name="T200">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200">?)</text:span> </text:p>
      <text:p text:style-name="P68">На старом аспидном сланце надгробного камня на кладбище Конгрегационалистской церкви дома в Минчборо, штат Масачусетс, <text:span text:style-name="T201">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202">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203">засольщики</text:span> и <text:span text:style-name="T203">коптильщики</text:span> <text:span text:style-name="T203">бекона</text:span>, <text:span text:style-name="T203">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204">—</text:span>хотя всё это начало скисать примерно в те времена, или около того, когда Эмили Дикинсон писала:</text:p>
      <text:p text:style-name="P76"/>
      <text:p text:style-name="P76"><text:span text:style-name="T205">Падение</text:span> дьявольский труд,</text:p>
      <text:p text:style-name="P77">Ведётся <text:span text:style-name="T205">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204">—</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204">—</text:span>рядом с затопленными карьерами и холмами из-под <text:span text:style-name="T207">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206">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207">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208">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204">—</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209">давно заснули</text:span>, а взрослые пили кофе и рассказывали друг другу какие пожары они видели в другие <text:span text:style-name="T209">годы</text:span>.</text:p>
      <text:p text:style-name="P83">Но это что за сияние? Какие призраки тут командуют? Что если в следующий момент всё <text:span text:style-name="T210">заслонит</text:span> <text:span text:style-name="T210">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204">—</text:span><text:span text:style-name="T26">небо прямо сейчас</text:span><text:span text:style-name="T204">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218">меди</text:span>, пылает газовый <text:s/>факел, ровно и <text:span text:style-name="T211">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212">священнослужители</text:span>, <text:span text:style-name="T212">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212">– Всё дело в контроле. Всё это пошло из-за одной трудности: контроль. Впервые он оказался </text:span><text:span text:style-name="T28">внутри</text:span><text:span text:style-name="T212">,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212">– Рынок уже не нуждается в управлении Невидимой Рукой, но может теперь </text:span><text:span text:style-name="T28">создавать себя</text:span><text:span text:style-name="T212"> сам—свою логику, импульс, стиль, </text:span><text:span text:style-name="T28">изнутри</text:span><text:span text:style-name="T212">.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212">.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213">Гонит белиберду Успенского,</text:span>– <text:span text:style-name="T213">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213">,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213"> месте почти наверняка.</text:span></text:p>
      <text:p text:style-name="P108">Джессика стоит недалеко от стола для сеанса <text:span text:style-name="T214">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215">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219">классно так</text:span> <text:span text:style-name="T219">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219">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216">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216">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217">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212">– Ха,– </text:span><text:span text:style-name="T28">это</text:span><text:span text:style-name="T212">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212">– А какое </text:span><text:span text:style-name="T28">самое</text:span><text:span text:style-name="T212">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220">Кстати, а где это ваш молодой безумец?</text:span></text:p>
      <text:p text:style-name="P100">– <text:span text:style-name="T220">Роджер с капитаном Прентисом.</text:span>– <text:span text:style-name="T220">неопределённый взмах руки.</text:span>– <text:span text:style-name="T221">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222">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223">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222">—</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224">Генерал-майор, вы не можете поддерживать такое.</text:span></text:p>
      <text:p text:style-name="P101">– <text:span text:style-name="T224">Мы следим за ним круглые сутки. Физически, расположение он не покидает, это точно.</text:span></text:p>
      <text:p text:style-name="P102"><text:soft-page-break/>– <text:span text:style-name="T225">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225">Гитлер так и делает.</text:span></text:p>
      <text:p text:style-name="P102">– <text:span text:style-name="T225">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226">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226">,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226">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227">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227">Этого вообще не понять,</text:span>– <text:span text:style-name="T227">говорил Роджер Мехико,</text:span>– <text:span text:style-name="T228">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228">указывая на медиума, который в другом конце комнаты болтает с Гевином Трефойлом,</text:span>– <text:span text:style-name="T228">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228"> фашизма…</text:span></text:p>
      <text:p text:style-name="P104">– <text:span text:style-name="T229">Полегче, Мехико, ты опять теряешь старую добрую объективность—человеку науки это не к лицу. Это уж совсем не по-научному.</text:span></text:p>
      <text:p text:style-name="P105">– <text:span text:style-name="T230">Придурок. И ты за них. Ты не почувствовал, когда заходил сюда сегодня? Это громадное болотище паранойи.</text:span></text:p>
      <text:p text:style-name="P106">– <text:span text:style-name="T230">Это мой дар, кто спорит,</text:span>– <text:span text:style-name="T230">зная, что скажет резкость, Пират пытается сперва загладить,</text:span>– <text:span text:style-name="T231">но не знаю готов ли я к таким </text:span><text:span text:style-name="T35">разнообразным</text:span><text:span text:style-name="T231"> её проявлениям….</text:span></text:p>
      <text:p text:style-name="P106">– <text:span text:style-name="T231">А, Прентис.</text:span>– Н<text:span text:style-name="T231">и бровью не повел. Терпимость. А.</text:span></text:p>
      <text:p text:style-name="P107">– <text:span text:style-name="T232">Ты бы зашёл, пусть доктор Грост проверит на своей ЭЭГ.</text:span></text:p>
      <text:p text:style-name="P107">– <text:span text:style-name="T232">Ладно, как только выберу время.</text:span>– <text:span text:style-name="T232">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233">том </text:span>чь<text:span text:style-name="T233">я</text:span> капитуляци<text:span text:style-name="T233">я, ни гу-гу</text:span>.</text:p>
      <text:p text:style-name="P158">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234">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234">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58"><text:span text:style-name="T235">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span></text:p>
      <text:p text:style-name="P159">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гь. Зная Блота, наверное так и есть, <text:span text:style-name="T236">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60">Вон девушка Мехико входит в комнату. Он замечает её мгновенно, чистота вокруг неё, отсутствие дыма и шума… так он уже и ауру начинает видеть? <text:span text:style-name="T237">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61">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238">У Пирата, профессионального вояки, случился год или два передышки для гражданской жизни. </text:span></text:p>
      <text:p text:style-name="P162">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237">—</text:span>всё равно 98% заражены венерическими болезнями<text:span text:style-name="T237">—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полупьяный—и через всё это к Пирату просочилось неясное подозрение, что жизнь как-то его обходит.</text:span></text:p>
      <text:p text:style-name="P163">Невероятная чёрно-белая Скорпия подтвердила немало фантазий Пирата про гламурный английский высший свет с шёлковыми ножками, <text:s/>котор<text:span text:style-name="T239">ый, как</text:span> он чувствовал, <text:span text:style-name="T239">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239">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239">, знать, как знал Пират, о чём </text:span><text:span text:style-name="T36">на самом деле</text:span><text:span text:style-name="T239"> поётся в песне «Танцы в темноте»….</text:span></text:p>
      <text:p text:style-name="P164">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240">То-то и </text:span><text:span text:style-name="T37">оно,</text:span><text:span text:style-name="T240">»–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240">,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65">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241">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66">– Ты<text:span text:style-name="T242"> и вправду пират,</text:span>– <text:span text:style-name="T242">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66"><text:span text:style-name="T24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span></text:p>
      <text:p text:style-name="P167">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243">для превращения ночи в ночь компромисса….</text:span></text:p>
      <text:p text:style-name="P168">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о, бегали по всей станции, глотали их предъотездные шоколадки и выстраивались для новых фото. Белое как тальк лицо Скорпии <text:span text:style-name="T244">в последнем окне, напротив последнего входа, было ударом в его сердце. Всплеск хохота и пожеланий раздался от Карапузиков и их почитателей. Что ж, подумал Пират, наверно, пойду обратно в армию….</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17T19:20:42.749215126</dc:date>
    <meta:editing-duration>P1DT11H54M5S</meta:editing-duration>
    <meta:editing-cycles>313</meta:editing-cycles>
    <meta:generator>LibreOffice/6.1.5.2$Linux_X86_64 LibreOffice_project/10$Build-2</meta:generator>
    <meta:document-statistic meta:table-count="0" meta:image-count="5" meta:object-count="0" meta:page-count="24" meta:paragraph-count="253" meta:word-count="12617" meta:character-count="86571" meta:non-whitespace-character-count="74167"/>
  </office:meta>
</office:document-meta>
</file>